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7cm"/>
    </style:style>
    <style:style style:name="co2" style:family="table-column">
      <style:table-column-properties fo:break-before="auto" style:column-width="4.09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2.051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14.527cm"/>
    </style:style>
    <style:style style:name="co18" style:family="table-column">
      <style:table-column-properties fo:break-before="auto" style:column-width="25.315cm"/>
    </style:style>
    <style:style style:name="co19" style:family="table-column">
      <style:table-column-properties fo:break-before="auto" style:column-width="19.54cm"/>
    </style:style>
    <style:style style:name="co20" style:family="table-column">
      <style:table-column-properties fo:break-before="auto" style:column-width="25.261cm"/>
    </style:style>
    <style:style style:name="co21" style:family="table-column">
      <style:table-column-properties fo:break-before="auto" style:column-width="10.795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1000" table:default-cell-style-name="ce3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4" table:number-columns-repeated="999"/>
        </table:table-row>
        <table:table-row table:style-name="ro1">
          <table:table-cell office:value-type="string">
            <text:p>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"https://www.reichelt.com/Micro-Match-Connectors/MM-FL-4G/3/index.html?ACTION=3</text:p>
          </table:table-cell>
          <table:table-cell office:value-type="string">
            <text:p>ARTICLE=52804</text:p>
          </table:table-cell>
          <table:table-cell office:value-type="string">
            <text:p>SEARCH=MM%20FL%206G"</text:p>
          </table:table-cell>
          <table:table-cell table:number-columns-repeated="1002"/>
        </table:table-row>
        <table:table-row table:style-name="ro1">
          <table:table-cell office:value-type="string">
            <text:p>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15</text:p>
          </table:table-cell>
          <table:table-cell office:value-type="string">
            <text:p>SEARCH=1/4W%201,0K"</text:p>
          </table:table-cell>
          <table:table-cell table:number-columns-repeated="1002"/>
        </table:table-row>
        <table:table-row table:style-name="ro1">
          <table:table-cell office:value-type="string">
            <text:p>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12</text:p>
          </table:table-cell>
          <table:table-cell office:value-type="string">
            <text:p>SEARCH=1/4W%2033K"</text:p>
          </table:table-cell>
          <table:table-cell table:number-columns-repeated="1002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4"/>
          <table:table-cell office:value-type="string">
            <text:p>RAD 10/63</text:p>
          </table:table-cell>
          <table:table-cell office:value-type="string">
            <text:p>MECH_JK_THONKICONN_K_W</text:p>
          </table:table-cell>
          <table:table-cell table:number-columns-repeated="4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00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document-statistic meta:table-count="1" meta:cell-count="108" meta:object-count="0"/>
  </office:meta>
</office:document-meta>
</file>